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style:font-weight-complex="bold" fo:color="#0000CC"/>
    </style:style>
    <style:style style:name="T3" style:parent-style-name="Absatz-Standardschriftart" style:family="text">
      <style:text-properties fo:font-weight="bold" style:font-weight-asian="bold" style:font-weight-complex="bold" fo:color="#0000CC"/>
    </style:style>
    <style:style style:name="T4" style:parent-style-name="Absatz-Standardschriftart" style:family="text">
      <style:text-properties fo:font-weight="bold" style:font-weight-asian="bold" style:font-weight-complex="bold" fo:color="#0000CC"/>
    </style:style>
    <style:style style:name="T5" style:parent-style-name="Absatz-Standardschriftart" style:family="text">
      <style:text-properties fo:font-weight="bold" style:font-weight-asian="bold" style:font-weight-complex="bold" fo:color="#0000CC"/>
    </style:style>
    <style:style style:name="P6"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 style:parent-style-name="Absatz-Standardschriftart" style:family="text">
      <style:text-properties style:font-name="Courier New" style:font-name-asian="Times New Roman" style:font-name-complex="Courier New" fo:color="#0000CC" fo:font-size="10pt" style:font-size-asian="10pt" style:font-size-complex="10pt" style:language-asian="de" style:country-asian="DE"/>
    </style:style>
    <style:style style:name="T8"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P9"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11" style:parent-style-name="Absatz-Standardschriftart" style:family="text">
      <style:text-properties style:font-name="Courier New" style:font-name-asian="Times New Roman" style:font-name-complex="Courier New" fo:color="#800000" fo:font-size="10pt" style:font-size-asian="10pt" style:font-size-complex="10pt" style:language-asian="de" style:country-asian="DE"/>
    </style:style>
    <style:style style:name="P12"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14" style:parent-style-name="Absatz-Standardschriftart" style:family="text">
      <style:text-properties style:font-name="Courier New" style:font-name-asian="Times New Roman" style:font-name-complex="Courier New" fo:font-weight="bold" style:font-weight-asian="bold" style:font-weight-complex="bold" fo:color="#0000CC" fo:font-size="10pt" style:font-size-asian="10pt" style:font-size-complex="10pt" style:language-asian="de" style:country-asian="DE"/>
    </style:style>
    <style:style style:name="T15"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16"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17"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P18"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20" style:parent-style-name="Absatz-Standardschriftart" style:family="text">
      <style:text-properties style:font-name="Courier New" style:font-name-asian="Times New Roman" style:font-name-complex="Courier New" fo:color="#800000" fo:font-size="10pt" style:font-size-asian="10pt" style:font-size-complex="10pt" style:language-asian="de" style:country-asian="DE"/>
    </style:style>
    <style:style style:name="T21"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22"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23"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24" style:parent-style-name="Absatz-Standardschriftart" style:family="text">
      <style:text-properties style:font-name="Times New Roman" style:font-name-asian="Times New Roman" fo:color="#0000CC" fo:font-size="12pt" style:font-size-asian="12pt" style:font-size-complex="12pt" style:language-asian="de" style:country-asian="DE"/>
    </style:style>
    <style:style style:name="T2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6" style:parent-style-name="Absatz-Standardschriftart" style:family="text">
      <style:text-properties fo:font-style="italic" style:font-style-asian="italic"/>
    </style:style>
    <style:style style:name="T27" style:parent-style-name="Absatz-Standardschriftart" style:family="text">
      <style:text-properties fo:font-style="italic" style:font-style-asian="italic"/>
    </style:style>
    <style:style style:name="T28" style:parent-style-name="Absatz-Standardschriftart" style:family="text">
      <style:text-properties fo:font-style="italic" style:font-style-asian="italic"/>
    </style:style>
    <style:style style:name="T29" style:parent-style-name="Absatz-Standardschriftart" style:family="text">
      <style:text-properties fo:font-weight="bold" style:font-weight-asian="bold" style:font-weight-complex="bold" fo:color="#0000CC"/>
    </style:style>
    <style:style style:name="T30" style:parent-style-name="Absatz-Standardschriftart" style:family="text">
      <style:text-properties fo:font-weight="bold" style:font-weight-asian="bold" style:font-weight-complex="bold" fo:color="#0000CC"/>
    </style:style>
    <style:style style:name="P31"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 style:parent-style-name="Absatz-Standardschriftart" style:family="text">
      <style:text-properties style:font-name="Courier New" style:font-name-asian="Times New Roman" style:font-name-complex="Courier New" fo:color="#0000CC" fo:font-size="10pt" style:font-size-asian="10pt" style:font-size-complex="10pt" style:language-asian="de" style:country-asian="DE"/>
    </style:style>
    <style:style style:name="T33"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P34"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36" style:parent-style-name="Absatz-Standardschriftart" style:family="text">
      <style:text-properties style:font-name="Courier New" style:font-name-asian="Times New Roman" style:font-name-complex="Courier New" fo:color="#800000" fo:font-size="10pt" style:font-size-asian="10pt" style:font-size-complex="10pt" style:language-asian="de" style:country-asian="DE"/>
    </style:style>
    <style:style style:name="P37"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39" style:parent-style-name="Absatz-Standardschriftart" style:family="text">
      <style:text-properties style:font-name="Courier New" style:font-name-asian="Times New Roman" style:font-name-complex="Courier New" fo:font-weight="bold" style:font-weight-asian="bold" style:font-weight-complex="bold" fo:color="#0000CC" fo:font-size="10pt" style:font-size-asian="10pt" style:font-size-complex="10pt" style:language-asian="de" style:country-asian="DE"/>
    </style:style>
    <style:style style:name="T40"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41"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42"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P43"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45" style:parent-style-name="Absatz-Standardschriftart" style:family="text">
      <style:text-properties style:font-name="Courier New" style:font-name-asian="Times New Roman" style:font-name-complex="Courier New" fo:color="#800000" fo:font-size="10pt" style:font-size-asian="10pt" style:font-size-complex="10pt" style:language-asian="de" style:country-asian="DE"/>
    </style:style>
    <style:style style:name="T46"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47"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48"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49" style:parent-style-name="Absatz-Standardschriftart" style:family="text">
      <style:text-properties style:font-name="Times New Roman" style:font-name-asian="Times New Roman" fo:color="#0000CC" fo:font-size="12pt" style:font-size-asian="12pt" style:font-size-complex="12pt" style:language-asian="de" style:country-asian="DE"/>
    </style:style>
    <style:style style:name="T5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51"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 style:parent-style-name="Absatz-Standardschriftart" style:family="text">
      <style:text-properties style:font-name="Courier New" style:font-name-asian="Times New Roman" style:font-name-complex="Courier New" fo:color="#0000CC" fo:font-size="10pt" style:font-size-asian="10pt" style:font-size-complex="10pt" style:language-asian="de" style:country-asian="DE"/>
    </style:style>
    <style:style style:name="T53"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P54"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56" style:parent-style-name="Absatz-Standardschriftart" style:family="text">
      <style:text-properties style:font-name="Courier New" style:font-name-asian="Times New Roman" style:font-name-complex="Courier New" fo:color="#800000" fo:font-size="10pt" style:font-size-asian="10pt" style:font-size-complex="10pt" style:language-asian="de" style:country-asian="DE"/>
    </style:style>
    <style:style style:name="P57"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59" style:parent-style-name="Absatz-Standardschriftart" style:family="text">
      <style:text-properties style:font-name="Courier New" style:font-name-asian="Times New Roman" style:font-name-complex="Courier New" fo:font-weight="bold" style:font-weight-asian="bold" style:font-weight-complex="bold" fo:color="#0000CC" fo:font-size="10pt" style:font-size-asian="10pt" style:font-size-complex="10pt" style:language-asian="de" style:country-asian="DE"/>
    </style:style>
    <style:style style:name="T60"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61"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62"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P63"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65" style:parent-style-name="Absatz-Standardschriftart" style:family="text">
      <style:text-properties style:font-name="Courier New" style:font-name-asian="Times New Roman" style:font-name-complex="Courier New" fo:color="#800000" fo:font-size="10pt" style:font-size-asian="10pt" style:font-size-complex="10pt" style:language-asian="de" style:country-asian="DE"/>
    </style:style>
    <style:style style:name="T66"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67"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68"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69" style:parent-style-name="Absatz-Standardschriftart" style:family="text">
      <style:text-properties style:font-name="Times New Roman" style:font-name-asian="Times New Roman" fo:color="#0000CC" fo:font-size="12pt" style:font-size-asian="12pt" style:font-size-complex="12pt" style:language-asian="de" style:country-asian="DE"/>
    </style:style>
    <style:style style:name="T7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71" style:parent-style-name="Absatz-Standardschriftart" style:family="text">
      <style:text-properties fo:font-weight="bold" style:font-weight-asian="bold" style:font-weight-complex="bold" fo:color="#0000CC"/>
    </style:style>
    <style:style style:name="T72" style:parent-style-name="Absatz-Standardschriftart" style:family="text">
      <style:text-properties fo:font-size="10pt" style:font-size-asian="10pt"/>
    </style:style>
    <style:style style:name="T73" style:parent-style-name="Absatz-Standardschriftart" style:family="text">
      <style:text-properties fo:font-size="10pt" style:font-size-asian="10pt"/>
    </style:style>
    <style:style style:name="T74" style:parent-style-name="Absatz-Standardschriftart" style:family="text">
      <style:text-properties fo:font-size="10pt" style:font-size-asian="10pt"/>
    </style:style>
    <style:style style:name="T75" style:parent-style-name="Absatz-Standardschriftart" style:family="text">
      <style:text-properties fo:font-size="10pt" style:font-size-asian="10pt"/>
    </style:style>
    <style:style style:name="T76" style:parent-style-name="Absatz-Standardschriftart" style:family="text">
      <style:text-properties fo:font-size="10pt" style:font-size-asian="10pt"/>
    </style:style>
    <style:style style:name="P77"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 style:parent-style-name="Absatz-Standardschriftart" style:family="text">
      <style:text-properties style:font-name="Courier New" style:font-name-asian="Times New Roman" style:font-name-complex="Courier New" fo:color="#0000CC" fo:font-size="10pt" style:font-size-asian="10pt" style:font-size-complex="10pt" style:language-asian="de" style:country-asian="DE"/>
    </style:style>
    <style:style style:name="T79"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P80"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82" style:parent-style-name="Absatz-Standardschriftart" style:family="text">
      <style:text-properties style:font-name="Courier New" style:font-name-asian="Times New Roman" style:font-name-complex="Courier New" fo:color="#800000" fo:font-size="10pt" style:font-size-asian="10pt" style:font-size-complex="10pt" style:language-asian="de" style:country-asian="DE"/>
    </style:style>
    <style:style style:name="P83"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85" style:parent-style-name="Absatz-Standardschriftart" style:family="text">
      <style:text-properties style:font-name="Courier New" style:font-name-asian="Times New Roman" style:font-name-complex="Courier New" fo:font-weight="bold" style:font-weight-asian="bold" style:font-weight-complex="bold" fo:color="#0000CC" fo:font-size="10pt" style:font-size-asian="10pt" style:font-size-complex="10pt" style:language-asian="de" style:country-asian="DE"/>
    </style:style>
    <style:style style:name="T86"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87"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88"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89"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P90" style:parent-style-name="Standard"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92" style:parent-style-name="Absatz-Standardschriftart" style:family="text">
      <style:text-properties style:font-name="Courier New" style:font-name-asian="Times New Roman" style:font-name-complex="Courier New" fo:color="#800000" fo:font-size="10pt" style:font-size-asian="10pt" style:font-size-complex="10pt" style:language-asian="de" style:country-asian="DE"/>
    </style:style>
    <style:style style:name="T93"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94"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95"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96"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97" style:parent-style-name="Absatz-Standardschriftart" style:family="text">
      <style:text-properties style:font-name="Courier New" style:font-name-asian="Times New Roman" style:font-name-complex="Courier New" fo:color="#000000" fo:font-size="10pt" style:font-size-asian="10pt" style:font-size-complex="10pt" style:language-asian="de" style:country-asian="DE"/>
    </style:style>
    <style:style style:name="T98" style:parent-style-name="Absatz-Standardschriftart" style:family="text">
      <style:text-properties style:font-name="Times New Roman" style:font-name-asian="Times New Roman" fo:color="#0000CC" fo:font-size="12pt" style:font-size-asian="12pt" style:font-size-complex="12pt" style:language-asian="de" style:country-asian="DE"/>
    </style:style>
    <style:style style:name="T9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00" style:parent-style-name="Absatz-Standardschriftart" style:family="text">
      <style:text-properties fo:font-size="10pt" style:font-size-asian="10pt"/>
    </style:style>
    <style:style style:name="T101" style:parent-style-name="Absatz-Standardschriftart" style:family="text">
      <style:text-properties fo:font-size="10pt" style:font-size-asian="10pt"/>
    </style:style>
    <style:style style:name="T102" style:parent-style-name="Absatz-Standardschriftart" style:family="text">
      <style:text-properties fo:font-style="italic" style:font-style-asian="italic" fo:font-size="10pt" style:font-size-asian="10pt"/>
    </style:style>
    <style:style style:name="T103" style:parent-style-name="Absatz-Standardschriftart" style:family="text">
      <style:text-properties fo:font-size="10pt" style:font-size-asian="10pt"/>
    </style:style>
    <style:style style:name="T104" style:parent-style-name="Absatz-Standardschriftart" style:family="text">
      <style:text-properties fo:font-style="italic" style:font-style-asian="italic" fo:font-size="10pt" style:font-size-asian="10pt"/>
    </style:style>
    <style:style style:name="T105" style:parent-style-name="Absatz-Standardschriftart" style:family="text">
      <style:text-properties fo:font-size="10pt" style:font-size-asian="10pt"/>
    </style:style>
    <style:style style:name="T106" style:parent-style-name="Absatz-Standardschriftart" style:family="text">
      <style:text-properties fo:font-style="italic" style:font-style-asian="italic" fo:font-size="10pt" style:font-size-asian="10pt"/>
    </style:style>
    <style:style style:name="T107" style:parent-style-name="Absatz-Standardschriftart" style:family="text">
      <style:text-properties fo:font-size="10pt" style:font-size-asian="10pt"/>
    </style:style>
    <style:style style:name="T108" style:parent-style-name="Absatz-Standardschriftart" style:family="text">
      <style:text-properties fo:font-style="italic" style:font-style-asian="italic" fo:font-size="10pt" style:font-size-asian="10pt"/>
    </style:style>
    <style:style style:name="T109" style:parent-style-name="Absatz-Standardschriftart" style:family="text">
      <style:text-properties fo:font-size="10pt" style:font-size-asian="10pt"/>
    </style:style>
    <style:style style:name="P110" style:parent-style-name="Standard" style:family="paragraph">
      <style:text-properties fo:font-size="10pt" style:font-size-asian="10pt"/>
    </style:style>
    <style:style style:name="T111" style:parent-style-name="Absatz-Standardschriftart" style:family="text">
      <style:text-properties fo:font-weight="bold" style:font-weight-asian="bold" style:font-weight-complex="bold" fo:color="#0000CC"/>
    </style:style>
    <style:style style:name="T112" style:parent-style-name="Absatz-Standardschriftart" style:family="text">
      <style:text-properties fo:font-size="10pt" style:font-size-asian="10pt"/>
    </style:style>
    <style:style style:name="T113" style:parent-style-name="Absatz-Standardschriftart" style:family="text">
      <style:text-properties fo:font-size="10pt" style:font-size-asian="10pt"/>
    </style:style>
    <style:style style:name="T114" style:parent-style-name="Absatz-Standardschriftart" style:family="text">
      <style:text-properties fo:font-size="10pt" style:font-size-asian="10pt"/>
    </style:style>
    <style:style style:name="T115" style:parent-style-name="Absatz-Standardschriftart" style:family="text">
      <style:text-properties fo:font-size="10pt" style:font-size-asian="10pt"/>
    </style:style>
    <style:style style:name="T116" style:parent-style-name="Absatz-Standardschriftart" style:family="text">
      <style:text-properties fo:font-size="10pt" style:font-size-asian="10pt"/>
    </style:style>
    <style:style style:name="T117" style:parent-style-name="Absatz-Standardschriftart" style:family="text">
      <style:text-properties fo:font-size="10pt" style:font-size-asian="10pt"/>
    </style:style>
    <style:style style:name="P118" style:parent-style-name="Standard" style:family="paragraph">
      <style:text-properties fo:font-size="10pt" style:font-size-asian="10pt"/>
    </style:style>
    <style:style style:name="T119" style:parent-style-name="Absatz-Standardschriftart" style:family="text">
      <style:text-properties fo:font-weight="bold" style:font-weight-asian="bold" style:font-weight-complex="bold" fo:color="#0000CC"/>
    </style:style>
    <style:style style:name="T120" style:parent-style-name="Absatz-Standardschriftart" style:family="text">
      <style:text-properties fo:font-size="10pt" style:font-size-asian="10pt"/>
    </style:style>
    <style:style style:name="T121" style:parent-style-name="Absatz-Standardschriftart" style:family="text">
      <style:text-properties fo:font-size="10pt" style:font-size-asian="10pt"/>
    </style:style>
    <style:style style:name="T122" style:parent-style-name="Absatz-Standardschriftart" style:family="text">
      <style:text-properties fo:font-size="10pt" style:font-size-asian="10pt"/>
    </style:style>
    <style:style style:name="T123" style:parent-style-name="Absatz-Standardschriftart" style:family="text">
      <style:text-properties fo:font-size="10pt" style:font-size-asian="10pt"/>
    </style:style>
    <style:style style:name="T124" style:parent-style-name="Absatz-Standardschriftart" style:family="text">
      <style:text-properties fo:font-size="10pt" style:font-size-asian="10pt"/>
    </style:style>
    <style:style style:name="T125" style:parent-style-name="Absatz-Standardschriftart" style:family="text">
      <style:text-properties fo:font-size="10pt" style:font-size-asian="10pt"/>
    </style:style>
  </office:automatic-styles>
  <office:body>
    <office:text text:use-soft-page-breaks="true">
      <text:p text:style-name="P1"><text:span text:style-name="T2">\section{</text:span>Sensoren und Daten<text:span text:style-name="T3">}</text:span></text:p>
      <text:p text:style-name="Standard">Die Basis aller weiteren Schritte ist das Auslesen der Sensordaten eines geeigneten Gerätes, während der gesamten Entwicklung wurden hierfür Smartphones<text:s/>unterschiedlicher Hersteller und Generationen verwenden. Die Daten wurden auf dem Gerät gemessen, aufbereitet und als gekapselte Datenpakete an den vorgesehenen Empfänger gesandt. Die Datenaufbereitung ist ein wichtiger Schritt, um die Netzwerklast am Knotenpunkt, dem Server, möglichst gering zu halten, da mehrere Geräte gleichzeitig eine Verbindung herstellen und aufrecht erhalten können und dies zu einer Überlast des Empfängers bei unkontrolliertem Sendevolumen führt.</text:p>
      <text:p text:style-name="Standard"/>
      <text:p text:style-name="Standard">Die von der Applikation genutzten Daten sind:</text:p>
      <text:p text:style-name="Standard"><text:span text:style-name="T4">\subsection{</text:span>Touchbildschirm}<text:line-break/>Die übliche Art der Interaktion mit einem aktuellen Smartphone, die Toucheingabe, darf natürlich nicht außer Acht gelassen werden. Da diese in der Entwicklung äußerst einfach zu implementieren ist, unteranderem über JQuerys .tap(), kann diese Eingabe als trivial angesehen und hier nicht weiter darauf eingegangen werden.</text:p>
      <text:p text:style-name="Standard"><text:span text:style-name="T5">\subsection{</text:span>Rotations- und Beschleunigungssensor}<text:line-break/>Diese Werte bilden den Kern der Applikation und sollen hier näher dargestellt werden. Die Interaktion über die Bewegung des Smartphones im dreidimensionalen Raum ist intuitiv und gut für jede denkbare Aufgabe geeignet. Die Datenerhebung erfolgt dabei für gewöhnlich durch Differentialkondensatoren und Drei-Achsen-Gyroskope.<text:line-break/>Da die Daten vom Gerät kontinuierlich in festgelegten Intervallen bestimmt werden, können diese auf komfortable Art und Weise ausgelesen werden, die aufwändigere Arbeit ist die anschließende Verarbeitung und Filterung der Daten. Dies geschieht über ein zu setzendes Event, namentlich das ‚devicemotion‘-Event, das<text:s/>bei jeder Änderung der Rotation oder Beschleunigung feuert und seine Daten beispielhaft in der Form event.acceleration.x; oder event.accelerationRate.alpha; bereitstellt, ebenso wie das Intervall der gemessenen Daten (in Millisekunden) über event.interval;<text:s/>verwendet werden kann.</text:p>
      <text:p text:style-name="P6"><text:span text:style-name="T7">\begin</text:span><text:span text:style-name="T8">{figure}[h]</text:span></text:p>
      <text:p text:style-name="P9"><text:span text:style-name="T10"><text:s text:c="2"/></text:span><text:span text:style-name="T11">\centering</text:span></text:p>
      <text:p text:style-name="P12"><text:span text:style-name="T13"><text:s text:c="4"/></text:span><text:span text:style-name="T14">\includegraphics</text:span><text:span text:style-name="T15">{</text:span><text:span text:style-name="T16">rotation</text:span><text:span text:style-name="T17">}</text:span></text:p>
      <text:p text:style-name="P18"><text:span text:style-name="T19"><text:s text:c="5"/></text:span><text:span text:style-name="T20">\caption</text:span><text:span text:style-name="T21">{</text:span><text:span text:style-name="T22">Rotationsachen dargestellt</text:span><text:span text:style-name="T23">}</text:span></text:p>
      <text:p text:style-name="Standard"><text:span text:style-name="T24">\end</text:span><text:span text:style-name="T25">{figure}</text:span></text:p>
      <text:p text:style-name="Standard"/>
      <text:p text:style-name="Standard">Die<text:s/>Originalversion<text:s/>der Rotation und Berechnungen sind zu finden<text:s/>unter<text:span text:style-name="T26">:<text:s/></text:span><text:span text:style-name="T27">h</text:span><text:span text:style-name="T28">ttp://de.slideshare.net/DamianGordon1/3d-robot-movements</text:span></text:p>
      <text:p text:style-name="Standard">Die Aufbereitung der Daten geschieht über eine Filterung aller leeren und ungültigen Daten, außerdem aller Daten, die darauf schließen lassen, dass keine Bewegung stattfand. Um eine Überlast der Datenverbindung zu verhindern wird eine Mittelung der ausgelesenen Daten als adäquates Mittel angesehen, diese kann über eine festgelegte Anzahl der Werte vorgenommen werden. Da Smartphones allerdings in einem<text:s/>unterschiedlichen Intervall Daten Messen, in der Entwicklung wurde eine Messung im Abstand von 50ms, 100ms und 200ms festgestellt, kann die Mittelung auch über einen gewissen Zeitwert vorgenommen werden.</text:p>
      <text:p text:style-name="Standard"/>
      <text:soft-page-break/>
      <text:p text:style-name="Standard"><text:span text:style-name="T29">\subsection{</text:span>Ausrichtung des Gerätes}<text:line-break/>Die Orientierung des Gerätes wird als „Portrait“ oder „Landscape“, also vertikale oder horizontale Ausrichtung beschrieben. Diese Daten verwenden dieselbe Technik wie der Beschleunigungssensor und wird beispielsweise in der Bildschirmausrichtung verwendet. So einfach wie das Prinzip<text:s/>ist auch die Verwendung: Die Ausrichtung lässt sich über window.orientation; (in Grad) ausmessen. Ein Wert über 180 beschreibt dabei den Portraitmodus, über 180 den Landscape- oder Landschaftsmodus.</text:p>
      <text:p text:style-name="Standard"/>
      <text:p text:style-name="Standard"><text:span text:style-name="T30">\subsection{</text:span>Bild und Tonaufzeichungen}<text:line-break/>Da dies einer der komplexeren<text:s/>Datentypen ist, den man mit dem Handy aufzeichnen kann, empfiehlt sich für die Aufnahme eine leicht benutzbare API. Mit getUserMedia() ist für Bild und Ton nun eine einfache Alternative verfügbar, die Stückweise in die aktuelle Browsergeneration eingefügt<text:s/>wird. Die aktuelle Verfügbarkeit innerhalb der Browser kann auf caniuse.com eingesehen werden und ergibt folgendes Bild:</text:p>
      <text:p text:style-name="P31"><text:span text:style-name="T32">\begin</text:span><text:span text:style-name="T33">{figure}[h]</text:span></text:p>
      <text:p text:style-name="P34"><text:span text:style-name="T35"><text:s text:c="2"/></text:span><text:span text:style-name="T36">\centering</text:span></text:p>
      <text:p text:style-name="P37"><text:span text:style-name="T38"><text:s text:c="4"/></text:span><text:span text:style-name="T39">\includegraphics</text:span><text:span text:style-name="T40">{</text:span><text:span text:style-name="T41">caniuseGetUserMedia</text:span><text:span text:style-name="T42">}</text:span></text:p>
      <text:p text:style-name="P43"><text:span text:style-name="T44"><text:s text:c="5"/></text:span><text:span text:style-name="T45">\caption</text:span><text:span text:style-name="T46">{</text:span><text:span text:style-name="T47">Unterstützung der getUserMedia API auf caniuse.com</text:span><text:span text:style-name="T48">}</text:span></text:p>
      <text:p text:style-name="Standard"><text:span text:style-name="T49">\end</text:span><text:span text:style-name="T50">{figure}</text:span></text:p>
      <text:p text:style-name="Standard"/>
      <text:p text:style-name="P51"><text:span text:style-name="T52">\begin</text:span><text:span text:style-name="T53">{figure}[h]</text:span></text:p>
      <text:p text:style-name="P54"><text:span text:style-name="T55"><text:s text:c="2"/></text:span><text:span text:style-name="T56">\centering</text:span></text:p>
      <text:p text:style-name="P57"><text:span text:style-name="T58"><text:s text:c="4"/></text:span><text:span text:style-name="T59">\includegraphics</text:span><text:span text:style-name="T60">{</text:span><text:span text:style-name="T61">legende</text:span><text:span text:style-name="T62">}</text:span></text:p>
      <text:p text:style-name="P63"><text:span text:style-name="T64"><text:s text:c="5"/></text:span><text:span text:style-name="T65">\caption</text:span><text:span text:style-name="T66">{</text:span><text:span text:style-name="T67">Legende:</text:span><text:span text:style-name="T68">}</text:span></text:p>
      <text:p text:style-name="Standard"><text:span text:style-name="T69">\end</text:span><text:span text:style-name="T70">{figure}</text:span></text:p>
      <text:p text:style-name="Standard"><text:span text:style-name="T71">\subsection{</text:span><text:span text:style-name="T72">Batteriestatus</text:span><text:span text:style-name="T73">}</text:span><text:span text:style-name="T74"><text:line-break/></text:span><text:span text:style-name="T75">Eine weitere Datenquelle ist der aktuelle Ladestatus (aktiv/inaktiv), die Batterieladung in Prozent<text:s/></text:span><text:span text:style-name="T76">und die Zeit zu vollständigen Ladung oder Entladung. Dies wird realisiert über die Battery Status API, die aktuell eine ähnliche Browserabdeckung erreicht wie die getUserMedia()-API:</text:span></text:p>
      <text:p text:style-name="P77"><text:span text:style-name="T78">\begin</text:span><text:span text:style-name="T79">{figure}[h]</text:span></text:p>
      <text:p text:style-name="P80"><text:span text:style-name="T81"><text:s text:c="2"/></text:span><text:span text:style-name="T82">\centering</text:span></text:p>
      <text:p text:style-name="P83"><text:span text:style-name="T84"><text:s text:c="4"/></text:span><text:span text:style-name="T85">\includegraphics</text:span><text:span text:style-name="T86">{</text:span><text:span text:style-name="T87">caniuse</text:span><text:span text:style-name="T88">BatteryStatusAPI</text:span><text:span text:style-name="T89">}</text:span></text:p>
      <text:p text:style-name="P90"><text:span text:style-name="T91"><text:s text:c="5"/></text:span><text:span text:style-name="T92">\caption</text:span><text:span text:style-name="T93">{</text:span><text:span text:style-name="T94">Unterstützung der<text:s/></text:span><text:span text:style-name="T95">Battery Status</text:span><text:span text:style-name="T96"><text:s/>API auf caniuse.com</text:span><text:span text:style-name="T97">}</text:span></text:p>
      <text:p text:style-name="Standard"><text:span text:style-name="T98">\end</text:span><text:span text:style-name="T99">{figure}</text:span></text:p>
      <text:p text:style-name="Standard"/>
      <text:p text:style-name="Standard"><text:span text:style-name="T100">Die Verarbeitung der Daten geschieht hier wie in der Rotations- und Bes</text:span><text:span text:style-name="T101">chleunigungsmessung über EventListener, die jeweils auf die Events<text:s/></text:span><text:span text:style-name="T102">chargingchange</text:span><text:span text:style-name="T103">,<text:s/></text:span><text:span text:style-name="T104">levelchange</text:span><text:span text:style-name="T105">,<text:s/></text:span><text:span text:style-name="T106">chargingtimechange</text:span><text:span text:style-name="T107"><text:s/>und<text:s/></text:span><text:span text:style-name="T108">dischargingtimechange</text:span><text:span text:style-name="T109"><text:s/>reagieren und nach dem Schema battery.level; die gesuchten Daten ausgeben.</text:span></text:p>
      <text:p text:style-name="P110"/>
      <text:p text:style-name="Standard"><text:span text:style-name="T111">\subsection{</text:span><text:span text:style-name="T112">Vibration</text:span><text:span text:style-name="T113">}</text:span><text:span text:style-name="T114"><text:line-break/></text:span><text:span text:style-name="T115">Im Gegensatz zu den anderen D</text:span><text:span text:style-name="T116">aten geht es hierbei nicht um eine Ein-, sondern um eine Ausgabemethode. Die Benachrichtigung über Vibrationen ist in JavaScript denkbar einfach gestaltet, ist aber, ebenso wie die vorherigen APIs, nicht in jedem Browser verfügbar. Der letztliche Aufruf de</text:span><text:span text:style-name="T117">r Funktion geschieht über den Navigator, explizit über window.navigator.vibrate(), wobei die Länge und Art der Vibration angegeben werden kann.</text:span></text:p>
      <text:p text:style-name="P118"/>
      <text:soft-page-break/>
      <text:p text:style-name="Standard"><text:span text:style-name="T119">\subsection{</text:span><text:span text:style-name="T120">Browserempfehlung</text:span><text:span text:style-name="T121">}</text:span><text:span text:style-name="T122"><text:line-break/></text:span><text:span text:style-name="T123">Da (noch) nicht alle Browser alle APIs unterstützen, soll hier eine Empfehlung zur Verwendung</text:span><text:span text:style-name="T124"><text:s/>der oben genannten Funktionalitäten genannt werden. Sowohl auf dem Desktop-Rechner als auch unter Android ist derzeit die aktuelle Version von Firefox (43) am<text:s/></text:span>15.12.2015<text:span text:style-name="T125"><text:s/>erschienen und in der Lage, alle genannten Funktionen und APIs auszuführ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n Won</meta:initial-creator>
    <dc:creator>Ron</dc:creator>
    <meta:creation-date>2016-01-17T14:24:00Z</meta:creation-date>
    <dc:date>2016-01-18T16:07:00Z</dc:date>
    <meta:template xlink:href="Normal.dotm" xlink:type="simple"/>
    <meta:editing-cycles>19</meta:editing-cycles>
    <meta:editing-duration>PT0S</meta:editing-duration>
    <meta:document-statistic meta:page-count="3" meta:paragraph-count="11" meta:word-count="778" meta:character-count="5671" meta:row-count="40" meta:non-whitespace-character-count="4904"/>
  </office:meta>
</office:document-meta>
</file>